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0cdf" officeooo:paragraph-rsid="00070cd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Technik PVL Projek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2:41:37.023032438</meta:creation-date>
    <dc:date>2023-11-01T12:42:40.636405562</dc:date>
    <meta:editing-duration>PT1M4S</meta:editing-duration>
    <meta:editing-cycles>1</meta:editing-cycles>
    <meta:document-statistic meta:table-count="0" meta:image-count="0" meta:object-count="0" meta:page-count="1" meta:paragraph-count="1" meta:word-count="3" meta:character-count="27" meta:non-whitespace-character-count="25"/>
    <meta:generator>LibreOffice/7.5.8.1$Linux_X86_64 LibreOffice_project/50$Build-1</meta:generator>
  </office:meta>
</office:document-meta>
</file>